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paragraph-properties fo:margin-left="0cm" fo:margin-right="0cm" fo:text-indent="0.714cm" style:auto-text-indent="false"/>
      <style:text-properties fo:font-size="18pt" style:font-size-asian="18pt" style:font-size-complex="18pt"/>
    </style:style>
    <style:style style:name="P4" style:family="paragraph" style:parent-style-name="Heading_20_2">
      <style:text-properties fo:font-size="18pt" officeooo:paragraph-rsid="001904f0" style:font-size-asian="18pt" style:font-size-complex="18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mbria" fo:font-weight="bold"/>
    </style:style>
    <style:style style:name="T4" style:family="text">
      <style:text-properties style:font-name="Cambria" fo:font-weight="bold" officeooo:rsid="001904f0" style:language-asian="zh" style:country-asian="CN"/>
    </style:style>
    <style:style style:name="T5" style:family="text">
      <style:text-properties style:font-name="Cambria" fo:font-weight="bold" officeooo:rsid="0019cdb7" style:language-asian="zh" style:country-asian="CN"/>
    </style:style>
    <style:style style:name="T6" style:family="text">
      <style:text-properties fo:font-weight="bold"/>
    </style:style>
    <style:style style:name="T7" style:family="text">
      <style:text-properties style:font-name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6">6</text:span><text:span text:style-name="T2">　</text:span><text:span text:style-name="T3">taglib</text:span><text:span text:style-name="T4">(引用</text:span><text:span text:style-name="T5">外部标签</text:span><text:span text:style-name="T4">)</text:span><text:span text:style-name="T2">指令</text:span></text:h>
      <text:p text:style-name="P3"><text:span text:style-name="T1">在</text:span>JSP<text:span text:style-name="T1">页面中使用第三方的标签库时，需要使用</text:span><text:span text:style-name="T7">taglib</text:span><text:span text:style-name="T1">指令来“导包”。例如：</text:span></text:p>
      <text:p text:style-name="P3"><text:span text:style-name="T7">&lt;%@ taglib prefix="c" uri="http://java.sun.com/</text:span>jsp/<text:span text:style-name="T7">jstl/core" %&gt;</text:span></text:p>
      <text:p text:style-name="P3"><text:span text:style-name="T1">其中</text:span>prefix<text:span text:style-name="T1">表示标签的前缀，这个名称可以随便起。</text:span><text:span text:style-name="T7">uri</text:span><text:span text:style-name="T1">是由第三方标签库定义的，所以你需要知道第三方定义的</text:span><text:span text:style-name="T7">uri</text:span><text:span text:style-name="T1">。</text:span></text:p>
      <text:p text:style-name="P2"><text:span text:style-name="T1">在下面我们讲解</text:span>JSTL<text:span text:style-name="T1">标签库时会说明</text:span><text:span text:style-name="T7">taglib</text:span><text:span text:style-name="T1">指令的使用方式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3S</meta:editing-duration>
    <meta:editing-cycles>5</meta:editing-cycles>
    <meta:generator>LibreOffice/5.3.0.3$Windows_X86_64 LibreOffice_project/7074905676c47b82bbcfbea1aeefc84afe1c50e1</meta:generator>
    <dc:date>2018-03-26T08:14:27.946000000</dc:date>
    <meta:document-statistic meta:table-count="0" meta:image-count="0" meta:object-count="0" meta:page-count="1" meta:paragraph-count="5" meta:word-count="120" meta:character-count="210" meta:non-whitespace-character-count="205"/>
    <meta:user-defined meta:name="Info 1"/>
    <meta:user-defined meta:name="Info 2"/>
    <meta:user-defined meta:name="Info 3"/>
    <meta:user-defined meta:name="Info 4"/>
  </office:meta>
</office:document-meta>
</file>